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paragraph-rsid="004c1d7a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2bd1ef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3f71f2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paragraph-rsid="004c5197" style:font-size-asian="14pt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paragraph-rsid="004a5c37" style:font-size-asian="14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paragraph-rsid="002cc6f6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2cc6f6" officeooo:paragraph-rsid="00304b71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2cc6f6" officeooo:paragraph-rsid="0034ea9e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2cc6f6" officeooo:paragraph-rsid="004e74a0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2cc6f6" officeooo:paragraph-rsid="00517abf" style:font-size-asian="14pt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34ea9e" officeooo:paragraph-rsid="0034ea9e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99867" officeooo:paragraph-rsid="00199867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rsid="00199867" officeooo:paragraph-rsid="00199867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paragraph-rsid="00435223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paragraph-rsid="00363293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paragraph-rsid="003f71f2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paragraph-rsid="0045cec1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paragraph-rsid="003913b8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paragraph-rsid="00199867" style:font-size-asian="14pt" style:font-size-complex="14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rsid="00199867" officeooo:paragraph-rsid="00199867" style:font-size-asian="14pt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363293" style:font-name-complex="Times New Roman1"/>
    </style:style>
    <style:style style:name="T3" style:family="text">
      <style:text-properties style:font-name="Times New Roman" officeooo:rsid="0036e609" style:font-name-complex="Times New Roman1"/>
    </style:style>
    <style:style style:name="T4" style:family="text">
      <style:text-properties style:font-name="Times New Roman" officeooo:rsid="003846a8" style:font-name-complex="Times New Roman1"/>
    </style:style>
    <style:style style:name="T5" style:family="text">
      <style:text-properties style:font-name="Times New Roman" officeooo:rsid="003a7690" style:font-name-complex="Times New Roman1"/>
    </style:style>
    <style:style style:name="T6" style:family="text">
      <style:text-properties style:font-name="Times New Roman" officeooo:rsid="003bd65e" style:font-name-complex="Times New Roman1"/>
    </style:style>
    <style:style style:name="T7" style:family="text">
      <style:text-properties style:font-name="Times New Roman" officeooo:rsid="003ca68e" style:font-name-complex="Times New Roman1"/>
    </style:style>
    <style:style style:name="T8" style:family="text">
      <style:text-properties style:font-name="Times New Roman" officeooo:rsid="003cbab0" style:font-name-complex="Times New Roman1"/>
    </style:style>
    <style:style style:name="T9" style:family="text">
      <style:text-properties style:font-name="Times New Roman" officeooo:rsid="003e8c48" style:font-name-complex="Times New Roman1"/>
    </style:style>
    <style:style style:name="T10" style:family="text">
      <style:text-properties style:font-name="Times New Roman" officeooo:rsid="003f71f2" style:font-name-complex="Times New Roman1"/>
    </style:style>
    <style:style style:name="T11" style:family="text">
      <style:text-properties style:font-name="Times New Roman" officeooo:rsid="004245f8" style:font-name-complex="Times New Roman1"/>
    </style:style>
    <style:style style:name="T12" style:family="text">
      <style:text-properties style:font-name="Times New Roman" officeooo:rsid="004263eb" style:font-name-complex="Times New Roman1"/>
    </style:style>
    <style:style style:name="T13" style:family="text">
      <style:text-properties style:font-name="Times New Roman" officeooo:rsid="00435223" style:font-name-complex="Times New Roman1"/>
    </style:style>
    <style:style style:name="T14" style:family="text">
      <style:text-properties style:font-name="Times New Roman" officeooo:rsid="0045848a" style:font-name-complex="Times New Roman1"/>
    </style:style>
    <style:style style:name="T15" style:family="text">
      <style:text-properties style:font-name="Times New Roman" officeooo:rsid="0045cec1" style:font-name-complex="Times New Roman1"/>
    </style:style>
    <style:style style:name="T16" style:family="text">
      <style:text-properties style:font-name="Times New Roman" officeooo:rsid="0046ac4e" style:font-name-complex="Times New Roman1"/>
    </style:style>
    <style:style style:name="T17" style:family="text">
      <style:text-properties style:font-name="Times New Roman" officeooo:rsid="0047eb7c" style:font-name-complex="Times New Roman1"/>
    </style:style>
    <style:style style:name="T18" style:family="text">
      <style:text-properties style:font-name="Times New Roman" officeooo:rsid="00492d0f" style:font-name-complex="Times New Roman1"/>
    </style:style>
    <style:style style:name="T19" style:family="text">
      <style:text-properties officeooo:rsid="00363293"/>
    </style:style>
    <style:style style:name="T20" style:family="text">
      <style:text-properties officeooo:rsid="003e8c48"/>
    </style:style>
    <style:style style:name="T21" style:family="text">
      <style:text-properties officeooo:rsid="003f71f2"/>
    </style:style>
    <style:style style:name="T22" style:family="text">
      <style:text-properties officeooo:rsid="004245f8"/>
    </style:style>
    <style:style style:name="T23" style:family="text">
      <style:text-properties officeooo:rsid="004263eb"/>
    </style:style>
    <style:style style:name="T24" style:family="text">
      <style:text-properties officeooo:rsid="004a5c37"/>
    </style:style>
    <style:style style:name="T25" style:family="text">
      <style:text-properties officeooo:rsid="004afa4f"/>
    </style:style>
    <style:style style:name="T26" style:family="text">
      <style:text-properties officeooo:rsid="004c1d7a"/>
    </style:style>
    <style:style style:name="T27" style:family="text">
      <style:text-properties officeooo:rsid="004c5197"/>
    </style:style>
    <style:style style:name="T28" style:family="text">
      <style:text-properties officeooo:rsid="004e055d"/>
    </style:style>
    <style:style style:name="T29" style:family="text">
      <style:text-properties officeooo:rsid="004e74a0"/>
    </style:style>
    <style:style style:name="T30" style:family="text">
      <style:text-properties officeooo:rsid="0052c5f1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2">I ВАР</text:p>
        <text:p text:style-name="P1">1) Объем видеопамяти 150000 байт, дисплей работает в режиме 3<text:span text:style-name="T19">0</text:span>0х<text:span text:style-name="T19">20</text:span>0 пикселей. Найти кол-во цветов в палитре при условии, что видеопамять <text:s/>делится на <text:span text:style-name="T19">5</text:span> страниц.</text:p>
        <text:p text:style-name="P15"><text:span text:style-name="T1">2) </text:span><text:span text:style-name="T9">После</text:span><text:span text:style-name="T1"> преобразования </text:span><text:span text:style-name="T9">изображения</text:span><text:span text:style-name="T1"> кол-во цветов у</text:span><text:span text:style-name="T10">вел</text:span><text:span text:style-name="T1">и</text:span><text:span text:style-name="T10">чи</text:span><text:span text:style-name="T1">лось с </text:span><text:span text:style-name="T10">16</text:span><text:span text:style-name="T1"> до </text:span><text:span text:style-name="T10">1024</text:span><text:span text:style-name="T1">. </text:span><text:span text:style-name="T10">Как изменился</text:span><text:span text:style-name="T1"> объем файла?</text:span></text:p>
        <text:p text:style-name="P16"><text:span text:style-name="T1">3) Каков объем аудиофайла </text:span><text:span text:style-name="T14">в байтах</text:span><text:span text:style-name="T1">, записанного с частотой дискретизации </text:span><text:span text:style-name="T13">244</text:span><text:span text:style-name="T11"> </text:span><text:span text:style-name="T1">Гц, если у </text:span><text:span text:style-name="T12">него</text:span><text:span text:style-name="T1"> </text:span><text:span text:style-name="T13">102</text:span><text:span text:style-name="T11">4</text:span><text:span text:style-name="T1"> уровн</text:span><text:span text:style-name="T11">я</text:span><text:span text:style-name="T1"> интенсивности </text:span><text:span text:style-name="T11">(амплитуд) </text:span><text:span text:style-name="T13">и длительность звучания 15 мин</text:span><text:span text:style-name="T1">?</text:span></text:p>
        <text:p text:style-name="P2">4) Сообщение занимает в памяти <text:span text:style-name="T26">156</text:span> Кбайт. Найдите <text:span text:style-name="T26">длину сообщения, если алфавит,</text:span> который использовался при кодировании <text:span text:style-name="T26">имеет 4096 символов</text:span>.</text:p>
        <text:p text:style-name="P8">5) <text:span text:style-name="T29">Композиция, записанная в 1 формате занимала на диске 68 Кб, а во 2 формате — 17 Кб. Найдите отношение кол-ва уровней интенсивности (амплитуд) 1 формата к кол-ву уровней 2 формата.</text:span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II ВАР</text:p>
        <text:p text:style-name="P3">1) Сообщение длиной 450560 символов <text:s/>занимает в памяти <text:span text:style-name="T26">385</text:span> Кбайт. Найдите мощность алфавита, который использовался при кодировании.</text:p>
        <text:p text:style-name="P17"><text:span text:style-name="T1">2) </text:span><text:span text:style-name="T9">К</text:span><text:span text:style-name="T2">ол-во</text:span><text:span text:style-name="T1"> цветов в палитре </text:span><text:span text:style-name="T2">256. </text:span><text:span text:style-name="T3">Д</text:span><text:span text:style-name="T1">исплей работает в режиме 320х</text:span><text:span text:style-name="T3">36</text:span><text:span text:style-name="T1">0 пикселей. Найти </text:span><text:span text:style-name="T3">о</text:span><text:span text:style-name="T1">бъем видеопамяти </text:span><text:span text:style-name="T4">в килобайтах</text:span><text:span text:style-name="T1"> при условии, что видеопамять <text:s/>делится на </text:span><text:span text:style-name="T3">11</text:span><text:span text:style-name="T1"> страниц.</text:span></text:p>
        <text:p text:style-name="P15"><text:span text:style-name="T1">3) Какова длительность звучания аудиофайла объемом </text:span><text:span text:style-name="T11">1800</text:span><text:span text:style-name="T1"> Кбайт, записанного с частотой дискретизации </text:span><text:span text:style-name="T11">1</text:span><text:span text:style-name="T13">5</text:span><text:span text:style-name="T11">0 </text:span><text:span text:style-name="T1">Гц, если у </text:span><text:span text:style-name="T12">него</text:span><text:span text:style-name="T1"> </text:span><text:span text:style-name="T11">64</text:span><text:span text:style-name="T1"> уровн</text:span><text:span text:style-name="T11">я</text:span><text:span text:style-name="T1"> интенсивности </text:span><text:span text:style-name="T11">(амплитуд)</text:span><text:span text:style-name="T1">?</text:span></text:p>
        <text:p text:style-name="P18"><text:span text:style-name="T1">4) </text:span><text:span text:style-name="T9">После</text:span><text:span text:style-name="T1"> преобразования </text:span><text:span text:style-name="T9">изображения</text:span><text:span text:style-name="T1"> кол-во цветов </text:span><text:span text:style-name="T10">изменилось</text:span><text:span text:style-name="T1"> с </text:span><text:span text:style-name="T10">64</text:span><text:span text:style-name="T1"> до </text:span><text:span text:style-name="T10">4096</text:span><text:span text:style-name="T1">. </text:span><text:span text:style-name="T10">Как изменился</text:span><text:span text:style-name="T1"> объем файла?</text:span></text:p>
        <text:p text:style-name="P10">5) <text:span text:style-name="T29">Композиция с 256 уровнями интенсивности (амплитуд) была перекодирована в формат с 2048 уровнями. Во сколько раз изменился объем файла?</text:span></text:p>
        <text:p text:style-name="P12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<text:soft-page-break/>III ВАР</text:p>
        <text:p text:style-name="P4">1) <text:span text:style-name="T20">После</text:span> преобразования <text:span text:style-name="T20">изображения</text:span> кол-во цветов <text:span text:style-name="T21">изменилось</text:span> с <text:span text:style-name="T21">32</text:span> до <text:span text:style-name="T21">16</text:span>. <text:span text:style-name="T21">Как изменился</text:span> объем файла?</text:p>
        <text:p text:style-name="P19"><text:span text:style-name="T1">2) </text:span><text:span text:style-name="T15">Сколько</text:span><text:span text:style-name="T1"> уровн</text:span><text:span text:style-name="T15">ей</text:span><text:span text:style-name="T1"> интенсивности </text:span><text:span text:style-name="T11">(амплитуд) </text:span><text:span text:style-name="T15">у</text:span><text:span text:style-name="T1"> аудиофайл</text:span><text:span text:style-name="T15">а</text:span><text:span text:style-name="T1">, записанного с частотой дискретизации </text:span><text:span text:style-name="T17">505</text:span><text:span text:style-name="T16">6</text:span><text:span text:style-name="T11"> </text:span><text:span text:style-name="T1">Гц, если </text:span><text:span text:style-name="T15">он занимает </text:span><text:span text:style-name="T18">3081</text:span><text:span text:style-name="T15"> </text:span><text:span text:style-name="T18">К</text:span><text:span text:style-name="T15">б</text:span><text:span text:style-name="T11"> </text:span><text:span text:style-name="T13">и длительность звучания </text:span><text:span text:style-name="T16">10</text:span><text:span text:style-name="T15">,</text:span><text:span text:style-name="T16">4</text:span><text:span text:style-name="T13"> мин</text:span><text:span text:style-name="T1">?</text:span></text:p>
        <text:p text:style-name="P5">3) Сообщение длиной <text:span text:style-name="T27">14578</text:span> символов <text:span text:style-name="T27">закодировано с помощью алфавита из 512 символов. Чему равен объем сообщения?</text:span>.</text:p>
        <text:p text:style-name="P20"><text:span text:style-name="T1">4) Объем видеопамяти </text:span><text:span text:style-name="T5">44</text:span><text:span text:style-name="T1">0 килобайт, дисплей работает в режиме </text:span><text:span text:style-name="T5">11</text:span><text:span text:style-name="T1">0х</text:span><text:span text:style-name="T5">256</text:span><text:span text:style-name="T1"> пикселей. Найти кол-во страниц видеопамяти при условии, что в палитре </text:span><text:span text:style-name="T5">16 </text:span><text:span text:style-name="T1">цветов.</text:span></text:p>
        <text:p text:style-name="P11">5) <text:span text:style-name="T29">Композиция с частотой оцифровки 1024 Гц была перекодирована в формат с частотой 64 Гц. Во сколько раз изменился объем файла?</text:span></text:p>
        <text:p text:style-name="P12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IV ВАР</text:p>
        <text:p text:style-name="P6">1) Какова частот<text:span text:style-name="T24">а</text:span> дискретизации аудиофайла объемом <text:span text:style-name="T25">11175</text:span> Кбайт, если у <text:span text:style-name="T23">него</text:span> <text:span text:style-name="T24">1024</text:span> уровн<text:span text:style-name="T22">я</text:span> интенсивности <text:span text:style-name="T22">(амплитуд) и длительность звучания 16 мин</text:span>?</text:p>
        <text:p text:style-name="P18"><text:span text:style-name="T1">2) </text:span><text:span text:style-name="T9">После</text:span><text:span text:style-name="T1"> преобразования </text:span><text:span text:style-name="T9">изображения</text:span><text:span text:style-name="T1"> кол-во цветов </text:span><text:span text:style-name="T10">изменилось</text:span><text:span text:style-name="T1"> с </text:span><text:span text:style-name="T10">2048 </text:span><text:span text:style-name="T1">до </text:span><text:span text:style-name="T10">128</text:span><text:span text:style-name="T1">. </text:span><text:span text:style-name="T10">Как изменился</text:span><text:span text:style-name="T1"> объем файла?</text:span></text:p>
        <text:p text:style-name="P17"><text:span text:style-name="T1">3) Объем видеопамяти </text:span><text:span text:style-name="T8">1449000</text:span><text:span text:style-name="T1"> байт, в палитре </text:span><text:span text:style-name="T6">512 цветов</text:span><text:span text:style-name="T1">. Найти </text:span><text:span text:style-name="T7">ширину</text:span><text:span text:style-name="T6"> экрана</text:span><text:span text:style-name="T1"> при условии, что видеопамять <text:s/>делится на </text:span><text:span text:style-name="T8">10</text:span><text:span text:style-name="T1"> страниц, </text:span><text:span text:style-name="T7">а высота 280 пикселей.</text:span></text:p>
        <text:p text:style-name="P7">4) <text:span text:style-name="T28">Текстовое сообщение, закодированное в одном алфавите занимало 18776 Мб. После кодирования в другом алфавите оно стало занимать 2347 Мб. Во сколько раз отличаются мощности алфавитов в 1 и 2 случае?</text:span></text:p>
        <text:p text:style-name="P9">5) <text:span text:style-name="T30">Текстовое сообщение изменило свой объем с 576 Мб до 72 Мб. Во сколько раз изменилась мощность алфавита после перекодировки?</text:span></text:p>
        <text:p text:style-name="P12"/>
        <text:p text:style-name="P13"/>
        <text:p text:style-name="P13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</meta:initial-creator>
    <meta:editing-cycles>77</meta:editing-cycles>
    <meta:creation-date>2023-11-21T20:03:00</meta:creation-date>
    <dc:date>2023-11-30T06:44:00.946138729</dc:date>
    <meta:editing-duration>PT3H27M51S</meta:editing-duration>
    <meta:generator>LibreOffice/5.4.7.2$Linux_X86_64 LibreOffice_project/40$Build-2</meta:generator>
    <meta:document-statistic meta:table-count="0" meta:image-count="0" meta:object-count="0" meta:page-count="2" meta:paragraph-count="24" meta:word-count="425" meta:character-count="2828" meta:non-whitespace-character-count="2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